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officeooo:paragraph-rsid="004842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web@LP-127:~$ sudo /opt/lampp/lampp start</text:p>
      <text:p text:style-name="Standard">[sudo] password for addweb: </text:p>
      <text:p text:style-name="Standard">Starting XAMPP for Linux 8.0.11-2...</text:p>
      <text:p text:style-name="Standard">XAMPP: Starting Apache...already running.</text:p>
      <text:p text:style-name="Standard">XAMPP: Starting MySQL...already running.</text:p>
      <text:p text:style-name="Standard">XAMPP: Starting ProFTPD...already running.</text:p>
      <text:p text:style-name="Standard">addweb@LP-127:~$ /opt/lampp/bin/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394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dmin_panel <text:s text:c="7"/>|</text:p>
      <text:p text:style-name="Standard">| anjani <text:s text:c="12"/>|</text:p>
      <text:p text:style-name="Standard">| ecommerce <text:s text:c="9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queries_anjani <text:s text:c="4"/>|</text:p>
      <text:p text:style-name="Standard">| test <text:s text:c="14"/>|</text:p>
      <text:p text:style-name="Standard">+--------------------+</text:p>
      <text:p text:style-name="Standard">9 rows in set (0.004 sec)</text:p>
      <text:p text:style-name="Standard"/>
      <text:p text:style-name="Standard">MariaDB [(none)]&gt; create database terminal_data</text:p>
      <text:p text:style-name="Standard"><text:s text:c="4"/>-&gt; ;</text:p>
      <text:p text:style-name="Standard">Query OK, 1 row affected (0.001 sec)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dmin_panel <text:s text:c="7"/>|</text:p>
      <text:p text:style-name="Standard">| anjani <text:s text:c="12"/>|</text:p>
      <text:p text:style-name="Standard">| ecommerce <text:s text:c="9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queries_anjani <text:s text:c="4"/>|</text:p>
      <text:p text:style-name="Standard">| terminal_data <text:s text:c="5"/>|</text:p>
      <text:p text:style-name="Standard">| test <text:s text:c="14"/>|</text:p>
      <text:p text:style-name="Standard">+--------------------+</text:p>
      <text:p text:style-name="Standard">10 rows in set (0.000 sec)</text:p>
      <text:p text:style-name="Standard"><text:soft-page-break/></text:p>
      <text:p text:style-name="Standard">MariaDB [(none)]&gt; use terminal_data;</text:p>
      <text:p text:style-name="Standard">Database changed</text:p>
      <text:p text:style-name="Standard">MariaDB [terminal_data]&gt; show tables;</text:p>
      <text:p text:style-name="Standard">Empty set (0.000 sec)</text:p>
      <text:p text:style-name="Standard"/>
      <text:p text:style-name="Standard">MariaDB [terminal_data]&gt; create table student(s_id INT NOT NULL AUTO_INCREMENT,</text:p>
      <text:p text:style-name="Standard"><text:s text:c="4"/>-&gt; s_name VARCHAR(50) NOT NULL,</text:p>
      <text:p text:style-name="Standard"><text:s text:c="4"/>-&gt; s_email VARCHAR(50) NOT NULL,</text:p>
      <text:p text:style-name="Standard"><text:s text:c="4"/>-&gt; s_pwd VARCHAR(10) NOT NULL,</text:p>
      <text:p text:style-name="Standard"><text:s text:c="4"/>-&gt; PRIMARY KEY(s_id)</text:p>
      <text:p text:style-name="Standard"><text:s text:c="4"/>-&gt; );</text:p>
      <text:p text:style-name="Standard">Query OK, 0 rows affected (0.017 sec)</text:p>
      <text:p text:style-name="Standard"/>
      <text:p text:style-name="Standard">MariaDB [terminal_data]&gt; show tables;</text:p>
      <text:p text:style-name="Standard">+-------------------------+</text:p>
      <text:p text:style-name="Standard">| Tables_in_terminal_data |</text:p>
      <text:p text:style-name="Standard">+-------------------------+</text:p>
      <text:p text:style-name="Standard">| student <text:s text:c="16"/>|</text:p>
      <text:p text:style-name="Standard">+-------------------------+</text:p>
      <text:p text:style-name="Standard">1 row in set (0.001 sec)</text:p>
      <text:p text:style-name="Standard"/>
      <text:p text:style-name="Standard">MariaDB [terminal_data]&gt; INSERT INTO student(s_name,s_email,s_pwd) VALUES('anjani','anjani@gmail.com','123');</text:p>
      <text:p text:style-name="Standard">Query OK, 1 row affected (0.007 sec)</text:p>
      <text:p text:style-name="Standard"/>
      <text:p text:style-name="Standard">MariaDB [terminal_data]&gt; select * from student;</text:p>
      <text:p text:style-name="Standard">+------+--------+------------------+-------+</text:p>
      <text:p text:style-name="Standard">| s_id | s_name | s_email <text:s text:c="9"/>| s_pwd |</text:p>
      <text:p text:style-name="Standard">+------+--------+------------------+-------+</text:p>
      <text:p text:style-name="Standard">| <text:s text:c="3"/>1 | anjani | anjani@gmail.com | 123 <text:s text:c="2"/>|</text:p>
      <text:p text:style-name="Standard">+------+--------+------------------+-------+</text:p>
      <text:p text:style-name="Standard">1 row in set (0.001 sec)</text:p>
      <text:p text:style-name="Standard"/>
      <text:p text:style-name="Standard">MariaDB [terminal_data]&gt; INSERT INTO student(s_name,s_email,s_pwd) VALUES('rakhi','rakhi@gmail.com','456');</text:p>
      <text:p text:style-name="Standard">Query OK, 1 row affected (0.004 sec)</text:p>
      <text:p text:style-name="Standard"/>
      <text:p text:style-name="Standard">MariaDB [terminal_data]&gt; SELECT * FROM student WHERE s_id=</text:p>
      <text:p text:style-name="Standard"><text:s text:c="4"/>-&gt; '1';</text:p>
      <text:p text:style-name="Standard">+------+--------+------------------+-------+</text:p>
      <text:p text:style-name="Standard">| s_id | s_name | s_email <text:s text:c="9"/>| s_pwd |</text:p>
      <text:p text:style-name="Standard">+------+--------+------------------+-------+</text:p>
      <text:p text:style-name="Standard">| <text:s text:c="3"/>1 | anjani | anjani@gmail.com | 123 <text:s text:c="2"/>|</text:p>
      <text:p text:style-name="Standard">+------+--------+------------------+-------+</text:p>
      <text:p text:style-name="Standard">1 row in set (0.001 sec)</text:p>
      <text:p text:style-name="Standard"/>
      <text:p text:style-name="Standard">MariaDB [terminal_data]&gt; select s_name from student;</text:p>
      <text:p text:style-name="Standard">+--------+</text:p>
      <text:p text:style-name="Standard">| s_name |</text:p>
      <text:p text:style-name="Standard">+--------+</text:p>
      <text:p text:style-name="Standard">| anjani |</text:p>
      <text:p text:style-name="Standard"><text:soft-page-break/>| rakhi <text:s/>|</text:p>
      <text:p text:style-name="Standard">+--------+</text:p>
      <text:p text:style-name="Standard">2 rows in set (0.001 sec)</text:p>
      <text:p text:style-name="Standard"/>
      <text:p text:style-name="Standard">MariaDB [terminal_data]&gt; create table customers(customerID INT NOT NULL AUTO_INCREMENT,</text:p>
      <text:p text:style-name="Standard"><text:s text:c="4"/>-&gt; customerName VARCHAR(50) NOT NULL,</text:p>
      <text:p text:style-name="Standard"><text:s text:c="4"/>-&gt; contactNumber BIGINT(10) NOT NULL,</text:p>
      <text:p text:style-name="Standard"><text:s text:c="4"/>-&gt; Address VARCHAR(100) NOT NULL,</text:p>
      <text:p text:style-name="Standard"><text:s text:c="4"/>-&gt; City VARCHAR(30) NOT NULL,</text:p>
      <text:p text:style-name="Standard"><text:s text:c="4"/>-&gt; PinCode BIGINT(20) NOT NULL,</text:p>
      <text:p text:style-name="Standard"><text:s text:c="4"/>-&gt; Country VARCHAR(30) NOT NULL,</text:p>
      <text:p text:style-name="Standard"><text:s text:c="4"/>-&gt; PRIMARY KEY(customerID) );</text:p>
      <text:p text:style-name="Standard">Query OK, 0 rows affected (0.012 sec)</text:p>
      <text:p text:style-name="Standard"/>
      <text:p text:style-name="Standard">MariaDB [terminal_data]&gt; show tables;</text:p>
      <text:p text:style-name="Standard">+-------------------------+</text:p>
      <text:p text:style-name="Standard">| Tables_in_terminal_data |</text:p>
      <text:p text:style-name="Standard">+-------------------------+</text:p>
      <text:p text:style-name="Standard">| customers <text:s text:c="14"/>|</text:p>
      <text:p text:style-name="Standard">| student <text:s text:c="16"/>|</text:p>
      <text:p text:style-name="Standard">+-------------------------+</text:p>
      <text:p text:style-name="Standard">2 rows in set (0.000 sec)</text:p>
      <text:p text:style-name="Standard"/>
      <text:p text:style-name="Standard">MariaDB [terminal_data]&gt; INSERT INTO customers(customerName, contactNumber, Address, City, PinCode, Country) VALUES('anjani','8488057116','12 swamibapa','ahmedabad','380024','india');</text:p>
      <text:p text:style-name="Standard">Query OK, 1 row affected (0.008 sec)</text:p>
      <text:p text:style-name="Standard"/>
      <text:p text:style-name="Standard">MariaDB [terminal_data]&gt; select * from customers;</text:p>
      <text:p text:style-name="Standard">+------------+--------------+---------------+--------------+-----------+---------+---------+</text:p>
      <text:p text:style-name="Standard">| customerID | customerName | contactNumber | Address <text:s text:c="5"/>| City <text:s text:c="5"/>| PinCode | Country |</text:p>
      <text:p text:style-name="Standard">+------------+--------------+---------------+--------------+-----------+---------+---------+</text:p>
      <text:p text:style-name="Standard">| <text:s text:c="9"/>1 | anjani <text:s text:c="6"/>| <text:s text:c="3"/>8488057116 | 12 swamibapa | ahmedabad | <text:s/>380024 | india <text:s text:c="2"/>|</text:p>
      <text:p text:style-name="Standard">+------------+--------------+---------------+--------------+-----------+---------+---------+</text:p>
      <text:p text:style-name="Standard">1 row in set (0.001 sec)</text:p>
      <text:p text:style-name="Standard"/>
      <text:p text:style-name="Standard">MariaDB [terminal_data]&gt; INSERT INTO customers(customerName, contactNumber, Address, City, PinCMariaDB [terminal_data]&gt; INSERT INTO customers(customerName, contactNumber, Address, City, PinCode, Country) VALUES('rani','8488057886','matti keskuskatu 45','helsinki','21240','finland');</text:p>
      <text:p text:style-name="Standard">Query OK, 1 row affected (0.003 sec)</text:p>
      <text:p text:style-name="Standard"/>
      <text:p text:style-name="Standard">MariaDB [terminal_data]&gt; INSERT INTO customers(customerName, contactNumber, Address, City, PinCode, Country) VALUES('rishi','8488227886','ul filtrowa 68','walla','01022','poland');</text:p>
      <text:p text:style-name="Standard">Query OK, 1 row affected (0.005 sec)</text:p>
      <text:p text:style-name="Standard"/>
      <text:p text:style-name="Standard">MariaDB [terminal_data]&gt; select * from customers;</text:p>
      <text:p text:style-name="Standard">+------------+--------------+---------------+---------------------+-----------+---------+---------+</text:p>
      <text:p text:style-name="Standard">| customerID | customerName | contactNumber | Address <text:s text:c="12"/>| City <text:s text:c="5"/>| PinCode | Country |</text:p>
      <text:p text:style-name="Standard">+------------+--------------+---------------+---------------------+-----------+---------+---------+</text:p>
      <text:p text:style-name="Standard">| <text:s text:c="9"/>1 | anjani <text:s text:c="6"/>| <text:s text:c="3"/>8488057116 | 12 swamibapa <text:s text:c="7"/>| ahmedabad | <text:s/>380024 | india <text:s text:c="2"/>|</text:p>
      <text:p text:style-name="Standard"><text:soft-page-break/>| <text:s text:c="9"/>2 | rani <text:s text:c="8"/>| <text:s text:c="3"/>8488057886 | matti keskuskatu 45 | helsinki <text:s/>| <text:s text:c="2"/>21240 | finland |</text:p>
      <text:p text:style-name="Standard">| <text:s text:c="9"/>3 | rishi <text:s text:c="7"/>| <text:s text:c="3"/>8488227886 | ul filtrowa 68 <text:s text:c="5"/>| walla <text:s text:c="4"/>| <text:s text:c="3"/>1022 | poland <text:s/>|</text:p>
      <text:p text:style-name="Standard">+------------+--------------+---------------+---------------------+-----------+---------+---------+</text:p>
      <text:p text:style-name="Standard">3 rows in set (0.001 sec)</text:p>
      <text:p text:style-name="Standard"/>
      <text:p text:style-name="Standard">MariaDB [terminal_data]&gt; select customerName, City, Country from customers;</text:p>
      <text:p text:style-name="Standard">+--------------+-----------+---------+</text:p>
      <text:p text:style-name="Standard">| customerName | City <text:s text:c="5"/>| Country |</text:p>
      <text:p text:style-name="Standard">+--------------+-----------+---------+</text:p>
      <text:p text:style-name="Standard">| anjani <text:s text:c="6"/>| ahmedabad | india <text:s text:c="2"/>|</text:p>
      <text:p text:style-name="Standard">| rani <text:s text:c="8"/>| helsinki <text:s/>| finland |</text:p>
      <text:p text:style-name="Standard">| rishi <text:s text:c="7"/>| walla <text:s text:c="4"/>| poland <text:s/>|</text:p>
      <text:p text:style-name="Standard">+--------------+-----------+---------+</text:p>
      <text:p text:style-name="Standard">3 rows in set (0.001 sec)</text:p>
      <text:p text:style-name="Standard"/>
      <text:p text:style-name="Standard">MariaDB [terminal_data]&gt; INSERT INTO customers(customerName, contactNumber, Address, City, PinCode, Country) VALUES('rishi','8488227886','ul filtrowa 68','walla','01022','poland');</text:p>
      <text:p text:style-name="Standard">Query OK, 1 row affected (0.004 sec)</text:p>
      <text:p text:style-name="Standard"/>
      <text:p text:style-name="Standard">MariaDB [terminal_data]&gt; select * from customers;</text:p>
      <text:p text:style-name="Standard">+------------+--------------+---------------+---------------------+-----------+---------+---------+</text:p>
      <text:p text:style-name="Standard">| customerID | customerName | contactNumber | Address <text:s text:c="12"/>| City <text:s text:c="5"/>| PinCode | Country |</text:p>
      <text:p text:style-name="Standard">+------------+--------------+---------------+---------------------+-----------+---------+---------+</text:p>
      <text:p text:style-name="Standard">| <text:s text:c="9"/>1 | anjani <text:s text:c="6"/>| <text:s text:c="3"/>8488057116 | 12 swamibapa <text:s text:c="7"/>| ahmedabad | <text:s/>380024 | india <text:s text:c="2"/>|</text:p>
      <text:p text:style-name="Standard">| <text:s text:c="9"/>2 | rani <text:s text:c="8"/>| <text:s text:c="3"/>8488057886 | matti keskuskatu 45 | helsinki <text:s/>| <text:s text:c="2"/>21240 | finland |</text:p>
      <text:p text:style-name="Standard">| <text:s text:c="9"/>3 | rishi <text:s text:c="7"/>| <text:s text:c="3"/>8488227886 | ul filtrowa 68 <text:s text:c="5"/>| walla <text:s text:c="4"/>| <text:s text:c="3"/>1022 | poland <text:s/>|</text:p>
      <text:p text:style-name="Standard">| <text:s text:c="9"/>4 | rishi <text:s text:c="7"/>| <text:s text:c="3"/>8488227886 | ul filtrowa 68 <text:s text:c="5"/>| walla <text:s text:c="4"/>| <text:s text:c="3"/>1022 | poland <text:s/>|</text:p>
      <text:p text:style-name="Standard">+------------+--------------+---------------+---------------------+-----------+---------+---------+</text:p>
      <text:p text:style-name="Standard">4 rows in set (0.001 sec)</text:p>
      <text:p text:style-name="Standard"/>
      <text:p text:style-name="Standard">MariaDB [terminal_data]&gt; SELECT DISTINCT Country FROM customers;</text:p>
      <text:p text:style-name="Standard">+---------+</text:p>
      <text:p text:style-name="Standard">| Country |</text:p>
      <text:p text:style-name="Standard">+---------+</text:p>
      <text:p text:style-name="Standard">| india <text:s text:c="2"/>|</text:p>
      <text:p text:style-name="Standard">| finland |</text:p>
      <text:p text:style-name="Standard">| poland <text:s/>|</text:p>
      <text:p text:style-name="Standard">+---------+</text:p>
      <text:p text:style-name="Standard">3 rows in set (0.001 sec)</text:p>
      <text:p text:style-name="Standard"/>
      <text:p text:style-name="Standard">MariaDB [terminal_data]&gt; select * from customers where Country="poland" AND City="walla";</text:p>
      <text:p text:style-name="Standard">+------------+--------------+---------------+----------------+-------+---------+---------+</text:p>
      <text:p text:style-name="Standard">| customerID | customerName | contactNumber | Address <text:s text:c="7"/>| City <text:s/>| PinCode | Country |</text:p>
      <text:p text:style-name="Standard">+------------+--------------+---------------+----------------+-------+---------+---------+</text:p>
      <text:p text:style-name="Standard">| <text:s text:c="9"/>3 | rishi <text:s text:c="7"/>| <text:s text:c="3"/>8488227886 | ul filtrowa 68 | walla | <text:s text:c="3"/>1022 | poland <text:s/>|</text:p>
      <text:p text:style-name="Standard">| <text:s text:c="9"/>4 | rishi <text:s text:c="7"/>| <text:s text:c="3"/>8488227886 | ul filtrowa 68 | walla | <text:s text:c="3"/>1022 | poland <text:s/>|</text:p>
      <text:p text:style-name="Standard">+------------+--------------+---------------+----------------+-------+---------+---------+</text:p>
      <text:p text:style-name="Standard">2 rows in set (0.001 sec)</text:p>
      <text:p text:style-name="Standard"/>
      <text:p text:style-name="Standard">MariaDB [terminal_data]&gt; select * from customers where Country="poland" OR City="ahmedabad";</text:p>
      <text:p text:style-name="Standard">+------------+--------------+---------------+----------------+-----------+---------+---------+</text:p>
      <text:p text:style-name="Standard"><text:soft-page-break/>| customerID | customerName | contactNumber | Address <text:s text:c="7"/>| City <text:s text:c="5"/>| PinCode | Country |</text:p>
      <text:p text:style-name="Standard">+------------+--------------+---------------+----------------+-----------+---------+---------+</text:p>
      <text:p text:style-name="Standard">| <text:s text:c="9"/>1 | anjani <text:s text:c="6"/>| <text:s text:c="3"/>8488057116 | 12 swamibapa <text:s text:c="2"/>| ahmedabad | <text:s/>380024 | india <text:s text:c="2"/>|</text:p>
      <text:p text:style-name="Standard">| <text:s text:c="9"/>3 | rishi <text:s text:c="7"/>| <text:s text:c="3"/>8488227886 | ul filtrowa 68 | walla <text:s text:c="4"/>| <text:s text:c="3"/>1022 | poland <text:s/>|</text:p>
      <text:p text:style-name="Standard">| <text:s text:c="9"/>4 | rishi <text:s text:c="7"/>| <text:s text:c="3"/>8488227886 | ul filtrowa 68 | walla <text:s text:c="4"/>| <text:s text:c="3"/>1022 | poland <text:s/>|</text:p>
      <text:p text:style-name="Standard">+------------+--------------+---------------+----------------+-----------+---------+---------+</text:p>
      <text:p text:style-name="Standard">3 rows in set (0.001 sec)</text:p>
      <text:p text:style-name="Standard"/>
      <text:p text:style-name="Standard">MariaDB [terminal_data]&gt; select * from customers where not Country="poland";</text:p>
      <text:p text:style-name="Standard">+------------+--------------+---------------+---------------------+-----------+---------+---------+</text:p>
      <text:p text:style-name="Standard">| customerID | customerName | contactNumber | Address <text:s text:c="12"/>| City <text:s text:c="5"/>| PinCode | Country |</text:p>
      <text:p text:style-name="Standard">+------------+--------------+---------------+---------------------+-----------+---------+---------+</text:p>
      <text:p text:style-name="Standard">| <text:s text:c="9"/>1 | anjani <text:s text:c="6"/>| <text:s text:c="3"/>8488057116 | 12 swamibapa <text:s text:c="7"/>| ahmedabad | <text:s/>380024 | india <text:s text:c="2"/>|</text:p>
      <text:p text:style-name="Standard">| <text:s text:c="9"/>2 | rani <text:s text:c="8"/>| <text:s text:c="3"/>8488057886 | matti keskuskatu 45 | helsinki <text:s/>| <text:s text:c="2"/>21240 | finland |</text:p>
      <text:p text:style-name="Standard">+------------+--------------+---------------+---------------------+-----------+---------+---------+</text:p>
      <text:p text:style-name="Standard">2 rows in set (0.001 sec)</text:p>
      <text:p text:style-name="Standard"/>
      <text:p text:style-name="Standard">MariaDB [terminal_data]&gt; select * from customers order by Country;</text:p>
      <text:p text:style-name="Standard">+------------+--------------+---------------+---------------------+-----------+---------+---------+</text:p>
      <text:p text:style-name="Standard">| customerID | customerName | contactNumber | Address <text:s text:c="12"/>| City <text:s text:c="5"/>| PinCode | Country |</text:p>
      <text:p text:style-name="Standard">+------------+--------------+---------------+---------------------+-----------+---------+---------+</text:p>
      <text:p text:style-name="Standard">| <text:s text:c="9"/>2 | rani <text:s text:c="8"/>| <text:s text:c="3"/>8488057886 | matti keskuskatu 45 | helsinki <text:s/>| <text:s text:c="2"/>21240 | finland |</text:p>
      <text:p text:style-name="Standard">| <text:s text:c="9"/>1 | anjani <text:s text:c="6"/>| <text:s text:c="3"/>8488057116 | 12 swamibapa <text:s text:c="7"/>| ahmedabad | <text:s/>380024 | india <text:s text:c="2"/>|</text:p>
      <text:p text:style-name="Standard">| <text:s text:c="9"/>3 | rishi <text:s text:c="7"/>| <text:s text:c="3"/>8488227886 | ul filtrowa 68 <text:s text:c="5"/>| walla <text:s text:c="4"/>| <text:s text:c="3"/>1022 | poland <text:s/>|</text:p>
      <text:p text:style-name="Standard">| <text:s text:c="9"/>4 | rishi <text:s text:c="7"/>| <text:s text:c="3"/>8488227886 | ul filtrowa 68 <text:s text:c="5"/>| walla <text:s text:c="4"/>| <text:s text:c="3"/>1022 | poland <text:s/>|</text:p>
      <text:p text:style-name="Standard">+------------+--------------+---------------+---------------------+-----------+---------+---------+</text:p>
      <text:p text:style-name="Standard">4 rows in set (0.001 sec)</text:p>
      <text:p text:style-name="Standard"/>
      <text:p text:style-name="Standard">MariaDB [terminal_data]&gt; select * from customers order by Country desc;</text:p>
      <text:p text:style-name="Standard">+------------+--------------+---------------+---------------------+-----------+---------+---------+</text:p>
      <text:p text:style-name="Standard">| customerID | customerName | contactNumber | Address <text:s text:c="12"/>| City <text:s text:c="5"/>| PinCode | Country |</text:p>
      <text:p text:style-name="Standard">+------------+--------------+---------------+---------------------+-----------+---------+---------+</text:p>
      <text:p text:style-name="Standard">| <text:s text:c="9"/>3 | rishi <text:s text:c="7"/>| <text:s text:c="3"/>8488227886 | ul filtrowa 68 <text:s text:c="5"/>| walla <text:s text:c="4"/>| <text:s text:c="3"/>1022 | poland <text:s/>|</text:p>
      <text:p text:style-name="Standard">| <text:s text:c="9"/>4 | rishi <text:s text:c="7"/>| <text:s text:c="3"/>8488227886 | ul filtrowa 68 <text:s text:c="5"/>| walla <text:s text:c="4"/>| <text:s text:c="3"/>1022 | poland <text:s/>|</text:p>
      <text:p text:style-name="Standard">| <text:s text:c="9"/>1 | anjani <text:s text:c="6"/>| <text:s text:c="3"/>8488057116 | 12 swamibapa <text:s text:c="7"/>| ahmedabad | <text:s/>380024 | india <text:s text:c="2"/>|</text:p>
      <text:p text:style-name="Standard">| <text:s text:c="9"/>2 | rani <text:s text:c="8"/>| <text:s text:c="3"/>8488057886 | matti keskuskatu 45 | helsinki <text:s/>| <text:s text:c="2"/>21240 | finland |</text:p>
      <text:p text:style-name="Standard">+------------+--------------+---------------+---------------------+-----------+---------+---------+</text:p>
      <text:p text:style-name="Standard">4 rows in set (0.001 sec)</text:p>
      <text:p text:style-name="Standard"/>
      <text:p text:style-name="Standard">MariaDB [terminal_data]&gt; select * from customers order by Country, customerName;</text:p>
      <text:p text:style-name="Standard">+------------+--------------+---------------+---------------------+-----------+---------+---------+</text:p>
      <text:p text:style-name="Standard">| customerID | customerName | contactNumber | Address <text:s text:c="12"/>| City <text:s text:c="5"/>| PinCode | Country |</text:p>
      <text:p text:style-name="Standard">+------------+--------------+---------------+---------------------+-----------+---------+---------+</text:p>
      <text:p text:style-name="Standard">| <text:s text:c="9"/>2 | rani <text:s text:c="8"/>| <text:s text:c="3"/>8488057886 | matti keskuskatu 45 | helsinki <text:s/>| <text:s text:c="2"/>21240 | finland |</text:p>
      <text:p text:style-name="Standard">| <text:s text:c="9"/>1 | anjani <text:s text:c="6"/>| <text:s text:c="3"/>8488057116 | 12 swamibapa <text:s text:c="7"/>| ahmedabad | <text:s/>380024 | india <text:s text:c="2"/>|</text:p>
      <text:p text:style-name="Standard">| <text:s text:c="9"/>3 | rishi <text:s text:c="7"/>| <text:s text:c="3"/>8488227886 | ul filtrowa 68 <text:s text:c="5"/>| walla <text:s text:c="4"/>| <text:s text:c="3"/>1022 | poland <text:s/>|</text:p>
      <text:p text:style-name="Standard">| <text:s text:c="9"/>4 | rishi <text:s text:c="7"/>| <text:s text:c="3"/>8488227886 | ul filtrowa 68 <text:s text:c="5"/>| walla <text:s text:c="4"/>| <text:s text:c="3"/>1022 | poland <text:s/>|</text:p>
      <text:p text:style-name="Standard">+------------+--------------+---------------+---------------------+-----------+---------+---------+</text:p>
      <text:p text:style-name="Standard">4 rows in set (0.001 sec)</text:p>
      <text:p text:style-name="Standard"/>
      <text:p text:style-name="Standard">MariaDB [terminal_data]&gt; update customers set customerName='nisha' where customerID='2';</text:p>
      <text:p text:style-name="Standard">Query OK, 1 row affected (0.003 sec)</text:p>
      <text:p text:style-name="Standard"><text:soft-page-break/>Rows matched: 1 <text:s/>Changed: 1 <text:s/>Warnings: 0</text:p>
      <text:p text:style-name="Standard"/>
      <text:p text:style-name="Standard">MariaDB [terminal_data]&gt; select * from customers;</text:p>
      <text:p text:style-name="Standard">+------------+--------------+---------------+---------------------+-----------+---------+---------+</text:p>
      <text:p text:style-name="Standard">| customerID | customerName | contactNumber | Address <text:s text:c="12"/>| City <text:s text:c="5"/>| PinCode | Country |</text:p>
      <text:p text:style-name="Standard">+------------+--------------+---------------+---------------------+-----------+---------+---------+</text:p>
      <text:p text:style-name="Standard">| <text:s text:c="9"/>1 | anjani <text:s text:c="6"/>| <text:s text:c="3"/>8488057116 | 12 swamibapa <text:s text:c="7"/>| ahmedabad | <text:s/>380024 | india <text:s text:c="2"/>|</text:p>
      <text:p text:style-name="Standard">| <text:s text:c="9"/>2 | nisha <text:s text:c="7"/>| <text:s text:c="3"/>8488057886 | matti keskuskatu 45 | helsinki <text:s/>| <text:s text:c="2"/>21240 | finland |</text:p>
      <text:p text:style-name="Standard">| <text:s text:c="9"/>3 | rishi <text:s text:c="7"/>| <text:s text:c="3"/>8488227886 | ul filtrowa 68 <text:s text:c="5"/>| walla <text:s text:c="4"/>| <text:s text:c="3"/>1022 | poland <text:s/>|</text:p>
      <text:p text:style-name="Standard">| <text:s text:c="9"/>4 | rishi <text:s text:c="7"/>| <text:s text:c="3"/>8488227886 | ul filtrowa 68 <text:s text:c="5"/>| walla <text:s text:c="4"/>| <text:s text:c="3"/>1022 | poland <text:s/>|</text:p>
      <text:p text:style-name="Standard">+------------+--------------+---------------+---------------------+-----------+---------+---------+</text:p>
      <text:p text:style-name="Standard">4 rows in set (0.001 sec)</text:p>
      <text:p text:style-name="Standard"/>
      <text:p text:style-name="Standard">MariaDB [terminal_data]&gt; delete from customers where customerID='4';</text:p>
      <text:p text:style-name="Standard">Query OK, 1 row affected (0.005 sec)</text:p>
      <text:p text:style-name="Standard"/>
      <text:p text:style-name="Standard">MariaDB [terminal_data]&gt; select * from customers;</text:p>
      <text:p text:style-name="Standard">+------------+--------------+---------------+---------------------+-----------+---------+---------+</text:p>
      <text:p text:style-name="Standard">| customerID | customerName | contactNumber | Address <text:s text:c="12"/>| City <text:s text:c="5"/>| PinCode | Country |</text:p>
      <text:p text:style-name="Standard">+------------+--------------+---------------+---------------------+-----------+---------+---------+</text:p>
      <text:p text:style-name="Standard">| <text:s text:c="9"/>1 | anjani <text:s text:c="6"/>| <text:s text:c="3"/>8488057116 | 12 swamibapa <text:s text:c="7"/>| ahmedabad | <text:s/>380024 | india <text:s text:c="2"/>|</text:p>
      <text:p text:style-name="Standard">| <text:s text:c="9"/>2 | nisha <text:s text:c="7"/>| <text:s text:c="3"/>8488057886 | matti keskuskatu 45 | helsinki <text:s/>| <text:s text:c="2"/>21240 | finland |</text:p>
      <text:p text:style-name="Standard">| <text:s text:c="9"/>3 | rishi <text:s text:c="7"/>| <text:s text:c="3"/>8488227886 | ul filtrowa 68 <text:s text:c="5"/>| walla <text:s text:c="4"/>| <text:s text:c="3"/>1022 | poland <text:s/>|</text:p>
      <text:p text:style-name="Standard">+------------+--------------+---------------+---------------------+-----------+---------+---------+</text:p>
      <text:p text:style-name="Standard">3 rows in set (0.001 sec)</text:p>
      <text:p text:style-name="Standard"/>
      <text:p text:style-name="Standard">MariaDB [terminal_data]&gt; select * from customers limit 2;</text:p>
      <text:p text:style-name="Standard">+------------+--------------+---------------+---------------------+-----------+---------+---------+</text:p>
      <text:p text:style-name="Standard">| customerID | customerName | contactNumber | Address <text:s text:c="12"/>| City <text:s text:c="5"/>| PinCode | Country |</text:p>
      <text:p text:style-name="Standard">+------------+--------------+---------------+---------------------+-----------+---------+---------+</text:p>
      <text:p text:style-name="Standard">| <text:s text:c="9"/>1 | anjani <text:s text:c="6"/>| <text:s text:c="3"/>8488057116 | 12 swamibapa <text:s text:c="7"/>| ahmedabad | <text:s/>380024 | india <text:s text:c="2"/>|</text:p>
      <text:p text:style-name="Standard">| <text:s text:c="9"/>2 | nisha <text:s text:c="7"/>| <text:s text:c="3"/>8488057886 | matti keskuskatu 45 | helsinki <text:s/>| <text:s text:c="2"/>21240 | finland |</text:p>
      <text:p text:style-name="Standard">+------------+--------------+---------------+---------------------+-----------+---------+---------+</text:p>
      <text:p text:style-name="Standard">2 rows in set (0.001 sec)</text:p>
      <text:p text:style-name="Standard"/>
      <text:p text:style-name="Standard">MariaDB [terminal_data]&gt; alter table customers add salary bigint(40) not null after Country;</text:p>
      <text:p text:style-name="Standard">Query OK, 0 rows affected (0.008 sec)</text:p>
      <text:p text:style-name="Standard">Records: 0 <text:s/>Duplicates: 0 <text:s/>Warnings: 0</text:p>
      <text:p text:style-name="Standard"/>
      <text:p text:style-name="Standard">MariaDB [terminal_data]&gt; show tables;</text:p>
      <text:p text:style-name="Standard">+-------------------------+</text:p>
      <text:p text:style-name="Standard">| Tables_in_terminal_data |</text:p>
      <text:p text:style-name="Standard">+-------------------------+</text:p>
      <text:p text:style-name="Standard">| customers <text:s text:c="14"/>|</text:p>
      <text:p text:style-name="Standard">| student <text:s text:c="16"/>|</text:p>
      <text:p text:style-name="Standard">+-------------------------+</text:p>
      <text:p text:style-name="Standard">2 rows in set (0.001 sec)</text:p>
      <text:p text:style-name="Standard"/>
      <text:p text:style-name="Standard">MariaDB [terminal_data]&gt; select * from customers;</text:p>
      <text:p text:style-name="Standard">+------------+--------------+---------------+---------------------+-----------+---------+---------+--------+</text:p>
      <text:p text:style-name="Standard">| customerID | customerName | contactNumber | Address <text:s text:c="12"/>| City <text:s text:c="5"/>| PinCode | Country | salary |</text:p>
      <text:p text:style-name="Standard"><text:soft-page-break/>+------------+--------------+---------------+---------------------+-----------+---------+---------+--------+</text:p>
      <text:p text:style-name="Standard">| <text:s text:c="9"/>1 | anjani <text:s text:c="6"/>| <text:s text:c="3"/>8488057116 | 12 swamibapa <text:s text:c="7"/>| ahmedabad | <text:s/>380024 | india <text:s text:c="2"/>| <text:s text:c="5"/>0 |</text:p>
      <text:p text:style-name="Standard">| <text:s text:c="9"/>2 | nisha <text:s text:c="7"/>| <text:s text:c="3"/>8488057886 | matti keskuskatu 45 | helsinki <text:s/>| <text:s text:c="2"/>21240 | finland | <text:s text:c="5"/>0 |</text:p>
      <text:p text:style-name="Standard">| <text:s text:c="9"/>3 | rishi <text:s text:c="7"/>| <text:s text:c="3"/>8488227886 | ul filtrowa 68 <text:s text:c="5"/>| walla <text:s text:c="4"/>| <text:s text:c="3"/>1022 | poland <text:s/>| <text:s text:c="5"/>0 |</text:p>
      <text:p text:style-name="Standard">+------------+--------------+---------------+---------------------+-----------+---------+---------+--------+</text:p>
      <text:p text:style-name="Standard">3 rows in set (0.001 sec)</text:p>
      <text:p text:style-name="Standard"/>
      <text:p text:style-name="Standard">MariaDB [terminal_data]&gt; update customers set salary=20000 where customerID='1';</text:p>
      <text:p text:style-name="Standard">Query OK, 1 row affected (0.004 sec)</text:p>
      <text:p text:style-name="Standard">Rows matched: 1 <text:s/>Changed: 1 <text:s/>Warnings: 0</text:p>
      <text:p text:style-name="Standard"/>
      <text:p text:style-name="Standard">MariaDB [terminal_data]&gt; update customers set salary=30000 where customerID='2';</text:p>
      <text:p text:style-name="Standard">Query OK, 1 row affected (0.004 sec)</text:p>
      <text:p text:style-name="Standard">Rows matched: 1 <text:s/>Changed: 1 <text:s/>Warnings: 0</text:p>
      <text:p text:style-name="Standard"/>
      <text:p text:style-name="Standard">MariaDB [terminal_data]&gt; update customers set salary=25000 where customerID='3';</text:p>
      <text:p text:style-name="Standard">Query OK, 1 row affected (0.004 sec)</text:p>
      <text:p text:style-name="Standard">Rows matched: 1 <text:s/>Changed: 1 <text:s/>Warnings: 0</text:p>
      <text:p text:style-name="Standard"/>
      <text:p text:style-name="Standard">MariaDB [terminal_data]&gt; select * from customers;</text:p>
      <text:p text:style-name="Standard">+------------+--------------+---------------+---------------------+-----------+---------+---------+--------+</text:p>
      <text:p text:style-name="Standard">| customerID | customerName | contactNumber | Address <text:s text:c="12"/>| City <text:s text:c="5"/>| PinCode | Country | salary |</text:p>
      <text:p text:style-name="Standard">+------------+--------------+---------------+---------------------+-----------+---------+---------+--------+</text:p>
      <text:p text:style-name="Standard">| <text:s text:c="9"/>1 | anjani <text:s text:c="6"/>| <text:s text:c="3"/>8488057116 | 12 swamibapa <text:s text:c="7"/>| ahmedabad | <text:s/>380024 | india <text:s text:c="2"/>| <text:s/>20000 |</text:p>
      <text:p text:style-name="Standard">| <text:s text:c="9"/>2 | nisha <text:s text:c="7"/>| <text:s text:c="3"/>8488057886 | matti keskuskatu 45 | helsinki <text:s/>| <text:s text:c="2"/>21240 | finland | <text:s/>30000 |</text:p>
      <text:p text:style-name="Standard">| <text:s text:c="9"/>3 | rishi <text:s text:c="7"/>| <text:s text:c="3"/>8488227886 | ul filtrowa 68 <text:s text:c="5"/>| walla <text:s text:c="4"/>| <text:s text:c="3"/>1022 | poland <text:s/>| <text:s/>25000 |</text:p>
      <text:p text:style-name="Standard">+------------+--------------+---------------+---------------------+-----------+---------+---------+--------+</text:p>
      <text:p text:style-name="Standard">3 rows in set (0.001 sec)</text:p>
      <text:p text:style-name="Standard"/>
      <text:p text:style-name="Standard">MariaDB [terminal_data]&gt; select MIN(salary) as LowSalary from customers;</text:p>
      <text:p text:style-name="Standard">+-----------+</text:p>
      <text:p text:style-name="Standard">| LowSalary |</text:p>
      <text:p text:style-name="Standard">+-----------+</text:p>
      <text:p text:style-name="Standard">| <text:s text:c="4"/>20000 |</text:p>
      <text:p text:style-name="Standard">+-----------+</text:p>
      <text:p text:style-name="Standard">1 row in set (0.001 sec)</text:p>
      <text:p text:style-name="Standard"/>
      <text:p text:style-name="Standard">MariaDB [terminal_data]&gt; select MAX(salary) as HighSalary from customers;</text:p>
      <text:p text:style-name="Standard">+------------+</text:p>
      <text:p text:style-name="Standard">| HighSalary |</text:p>
      <text:p text:style-name="Standard">+------------+</text:p>
      <text:p text:style-name="Standard">| <text:s text:c="5"/>30000 |</text:p>
      <text:p text:style-name="Standard">+------------+</text:p>
      <text:p text:style-name="Standard">1 row in set (0.001 sec)</text:p>
      <text:p text:style-name="Standard"/>
      <text:p text:style-name="Standard">MariaDB [terminal_data]&gt; select COUNT(customerID) from customers;</text:p>
      <text:p text:style-name="Standard">+-------------------+</text:p>
      <text:p text:style-name="Standard">| COUNT(customerID) |</text:p>
      <text:p text:style-name="Standard">+-------------------+</text:p>
      <text:p text:style-name="Standard">| <text:s text:c="16"/>3 |</text:p>
      <text:p text:style-name="Standard">+-------------------+</text:p>
      <text:p text:style-name="Standard"><text:soft-page-break/>1 row in set (0.001 sec)</text:p>
      <text:p text:style-name="Standard"/>
      <text:p text:style-name="Standard">MariaDB [terminal_data]&gt; select AVG(salary) from customers;</text:p>
      <text:p text:style-name="Standard">+-------------+</text:p>
      <text:p text:style-name="Standard">| AVG(salary) |</text:p>
      <text:p text:style-name="Standard">+-------------+</text:p>
      <text:p text:style-name="Standard">| <text:s/>25000.0000 |</text:p>
      <text:p text:style-name="Standard">+-------------+</text:p>
      <text:p text:style-name="Standard">1 row in set (0.001 sec)</text:p>
      <text:p text:style-name="Standard"/>
      <text:p text:style-name="Standard">MariaDB [terminal_data]&gt; select SUM(salary) from customers;</text:p>
      <text:p text:style-name="Standard">+-------------+</text:p>
      <text:p text:style-name="Standard">| SUM(salary) |</text:p>
      <text:p text:style-name="Standard">+-------------+</text:p>
      <text:p text:style-name="Standard">| <text:s text:c="6"/>75000 |</text:p>
      <text:p text:style-name="Standard">+-------------+</text:p>
      <text:p text:style-name="Standard">1 row in set (0.001 sec)</text:p>
      <text:p text:style-name="Standard"/>
      <text:p text:style-name="Standard">MariaDB [terminal_data]&gt; select * from customers where customerName LIKE 'a%';</text:p>
      <text:p text:style-name="Standard">+------------+--------------+---------------+--------------+-----------+---------+---------+--------+</text:p>
      <text:p text:style-name="Standard">| customerID | customerName | contactNumber | Address <text:s text:c="5"/>| City <text:s text:c="5"/>| PinCode | Country | salary |</text:p>
      <text:p text:style-name="Standard">+------------+--------------+---------------+--------------+-----------+---------+---------+--------+</text:p>
      <text:p text:style-name="Standard">| <text:s text:c="9"/>1 | anjani <text:s text:c="6"/>| <text:s text:c="3"/>8488057116 | 12 swamibapa | ahmedabad | <text:s/>380024 | india <text:s text:c="2"/>| <text:s/>20000 |</text:p>
      <text:p text:style-name="Standard">+------------+--------------+---------------+--------------+-----------+---------+---------+--------+</text:p>
      <text:p text:style-name="Standard">1 row in set (0.001 sec)</text:p>
      <text:p text:style-name="Standard"/>
      <text:p text:style-name="Standard"/>
      <text:p text:style-name="Standard">MariaDB [terminal_data]&gt; select * from customers where customerName LIKE '%a';</text:p>
      <text:p text:style-name="Standard">+------------+--------------+---------------+---------------------+----------+---------+---------+--------+</text:p>
      <text:p text:style-name="Standard">| customerID | customerName | contactNumber | Address <text:s text:c="12"/>| City <text:s text:c="4"/>| PinCode | Country | salary |</text:p>
      <text:p text:style-name="Standard">+------------+--------------+---------------+---------------------+----------+---------+---------+--------+</text:p>
      <text:p text:style-name="Standard">| <text:s text:c="9"/>2 | nisha <text:s text:c="7"/>| <text:s text:c="3"/>8488057886 | matti keskuskatu 45 | helsinki | <text:s text:c="2"/>21240 | finland | <text:s/>30000 |</text:p>
      <text:p text:style-name="Standard">+------------+--------------+---------------+---------------------+----------+---------+---------+--------+</text:p>
      <text:p text:style-name="Standard">1 row in set (0.001 sec)</text:p>
      <text:p text:style-name="Standard"/>
      <text:p text:style-name="Standard">MariaDB [terminal_data]&gt; select * from customers where customerName LIKE '_r%';</text:p>
      <text:p text:style-name="Standard">Empty set (0.001 sec)</text:p>
      <text:p text:style-name="Standard"/>
      <text:p text:style-name="Standard"/>
      <text:p text:style-name="Standard">MariaDB [terminal_data]&gt; select * from customers where City LIKE '_h_edabad';</text:p>
      <text:p text:style-name="Standard">+------------+--------------+---------------+--------------+-----------+---------+---------+--------+</text:p>
      <text:p text:style-name="Standard">| customerID | customerName | contactNumber | Address <text:s text:c="5"/>| City <text:s text:c="5"/>| PinCode | Country | salary |</text:p>
      <text:p text:style-name="Standard">+------------+--------------+---------------+--------------+-----------+---------+---------+--------+</text:p>
      <text:p text:style-name="Standard">| <text:s text:c="9"/>1 | anjani <text:s text:c="6"/>| <text:s text:c="3"/>8488057116 | 12 swamibapa | ahmedabad | <text:s/>380024 | india <text:s text:c="2"/>| <text:s/>20000 |</text:p>
      <text:p text:style-name="Standard">+------------+--------------+---------------+--------------+-----------+---------+---------+--------+</text:p>
      <text:p text:style-name="Standard">1 row in set (0.001 sec)</text:p>
      <text:p text:style-name="Standard"/>
      <text:p text:style-name="Standard">MariaDB [terminal_data]&gt; select * from customers where Country IN ('india','finland');</text:p>
      <text:p text:style-name="Standard">+------------+--------------+---------------+---------------------+-----------+---------+---------+--------+</text:p>
      <text:p text:style-name="Standard">| customerID | customerName | contactNumber | Address <text:s text:c="12"/>| City <text:s text:c="5"/>| PinCode | Country | salary |</text:p>
      <text:p text:style-name="Standard"><text:soft-page-break/>+------------+--------------+---------------+---------------------+-----------+---------+---------+--------+</text:p>
      <text:p text:style-name="Standard">| <text:s text:c="9"/>1 | anjani <text:s text:c="6"/>| <text:s text:c="3"/>8488057116 | 12 swamibapa <text:s text:c="7"/>| ahmedabad | <text:s/>380024 | india <text:s text:c="2"/>| <text:s/>20000 |</text:p>
      <text:p text:style-name="Standard">| <text:s text:c="9"/>2 | nisha <text:s text:c="7"/>| <text:s text:c="3"/>8488057886 | matti keskuskatu 45 | helsinki <text:s/>| <text:s text:c="2"/>21240 | finland | <text:s/>30000 |</text:p>
      <text:p text:style-name="Standard">+------------+--------------+---------------+---------------------+-----------+---------+---------+--------+</text:p>
      <text:p text:style-name="Standard">2 rows in set (0.001 sec)</text:p>
      <text:p text:style-name="Standard"/>
      <text:p text:style-name="Standard"/>
      <text:p text:style-name="Standard">MariaDB [terminal_data]&gt; select * from customers where Country NOT IN ('india','finland');</text:p>
      <text:p text:style-name="Standard">+------------+--------------+---------------+----------------+-------+---------+---------+--------+</text:p>
      <text:p text:style-name="Standard">| customerID | customerName | contactNumber | Address <text:s text:c="7"/>| City <text:s/>| PinCode | Country | salary |</text:p>
      <text:p text:style-name="Standard">+------------+--------------+---------------+----------------+-------+---------+---------+--------+</text:p>
      <text:p text:style-name="Standard">| <text:s text:c="9"/>3 | rishi <text:s text:c="7"/>| <text:s text:c="3"/>8488227886 | ul filtrowa 68 | walla | <text:s text:c="3"/>1022 | poland <text:s/>| <text:s/>25000 |</text:p>
      <text:p text:style-name="Standard">+------------+--------------+---------------+----------------+-------+---------+---------+--------+</text:p>
      <text:p text:style-name="Standard">1 row in set (0.000 sec)</text:p>
      <text:p text:style-name="Standard"/>
      <text:p text:style-name="Standard">MariaDB [terminal_data]&gt; select * from customers where salary BETWEEN 23000 AND 26000;</text:p>
      <text:p text:style-name="Standard">+------------+--------------+---------------+----------------+-------+---------+---------+--------+</text:p>
      <text:p text:style-name="Standard">| customerID | customerName | contactNumber | Address <text:s text:c="7"/>| City <text:s/>| PinCode | Country | salary |</text:p>
      <text:p text:style-name="Standard">+------------+--------------+---------------+----------------+-------+---------+---------+--------+</text:p>
      <text:p text:style-name="Standard">| <text:s text:c="9"/>3 | rishi <text:s text:c="7"/>| <text:s text:c="3"/>8488227886 | ul filtrowa 68 | walla | <text:s text:c="3"/>1022 | poland <text:s/>| <text:s/>25000 |</text:p>
      <text:p text:style-name="Standard">+------------+--------------+---------------+----------------+-------+---------+---------+--------+</text:p>
      <text:p text:style-name="Standard">1 row in set (0.001 sec)</text:p>
      <text:p text:style-name="Standard"/>
      <text:p text:style-name="P1">MariaDB [terminal_data]&gt; select * from customers where salary NOT BETWEEN 23000 AND 26000;</text:p>
      <text:p text:style-name="P1">+------------+--------------+---------------+---------------------+-----------+---------+---------+--------+</text:p>
      <text:p text:style-name="P1">| customerID | customerName | contactNumber | Address <text:s text:c="12"/>| City <text:s text:c="5"/>| PinCode | Country | salary |</text:p>
      <text:p text:style-name="P1">+------------+--------------+---------------+---------------------+-----------+---------+---------+--------+</text:p>
      <text:p text:style-name="P1">| <text:s text:c="9"/>1 | anjani <text:s text:c="6"/>| <text:s text:c="3"/>8488057116 | 12 swamibapa <text:s text:c="7"/>| ahmedabad | <text:s/>380024 | india <text:s text:c="2"/>| <text:s/>20000 |</text:p>
      <text:p text:style-name="P1">| <text:s text:c="9"/>2 | nisha <text:s text:c="7"/>| <text:s text:c="3"/>8488057886 | matti keskuskatu 45 | helsinki <text:s/>| <text:s text:c="2"/>21240 | finland | <text:s/>30000 |</text:p>
      <text:p text:style-name="P1">+------------+--------------+---------------+---------------------+-----------+---------+---------+--------+</text:p>
      <text:p text:style-name="P1">2 rows in set (0.001 sec)</text:p>
      <text:p text:style-name="P1"/>
      <text:p text:style-name="P1">MariaDB [terminal_data]&gt; select * from customers where salary BETWEEN 23000 AND 26000 AND customerID NOT IN (1,3);</text:p>
      <text:p text:style-name="P1">Empty set (0.000 sec)</text:p>
      <text:p text:style-name="P1"/>
      <text:p text:style-name="P1">MariaDB [terminal_data]&gt; select customerID as ID from customers;</text:p>
      <text:p text:style-name="P1">+----+</text:p>
      <text:p text:style-name="P1">| ID |</text:p>
      <text:p text:style-name="P1">+----+</text:p>
      <text:p text:style-name="P1">| <text:s/>1 |</text:p>
      <text:p text:style-name="P1">| <text:s/>2 |</text:p>
      <text:p text:style-name="P1">| <text:s/>3 |</text:p>
      <text:p text:style-name="P1">+----+</text:p>
      <text:p text:style-name="P1">3 rows in set (0.001 sec)</text:p>
      <text:p text:style-name="P1"/>
      <text:p text:style-name="P1"/>
      <text:p text:style-name="P1"/>
      <text:p text:style-name="P1"/>
      <text:p text:style-name="P1"/>
      <text:p text:style-name="P1"><text:soft-page-break/>MariaDB [terminal_data]&gt; create table orders( <text:s text:c="3"/>orderId int NOT NULL AUTO_INCREMENT PRIMARY KEY, <text:s text:c="3"/>c_id int NOT NULL, <text:s text:c="3"/>order_date date NOT NULL );</text:p>
      <text:p text:style-name="P1">Query OK, 0 rows affected (0.015 sec)</text:p>
      <text:p text:style-name="P1"/>
      <text:p text:style-name="P1">MariaDB [terminal_data]&gt; insert into orders(c_id,order_date) values('1','2021-08-12');</text:p>
      <text:p text:style-name="P1">Query OK, 1 row affected (0.004 sec)</text:p>
      <text:p text:style-name="P1"/>
      <text:p text:style-name="P1">MariaDB [terminal_data]&gt; insert into orders(c_id,order_date) values('2','2021-05-14');</text:p>
      <text:p text:style-name="P1">Query OK, 1 row affected (0.004 sec)</text:p>
      <text:p text:style-name="P1"/>
      <text:p text:style-name="P1">MariaDB [terminal_data]&gt; insert into orders(c_id,order_date) values('3','2020-05-14');</text:p>
      <text:p text:style-name="P1">Query OK, 1 row affected (0.005 sec)</text:p>
      <text:p text:style-name="P1"/>
      <text:p text:style-name="P1">MariaDB [terminal_data]&gt; select * from orders;</text:p>
      <text:p text:style-name="P1">+---------+------+------------+</text:p>
      <text:p text:style-name="P1">| orderId | c_id | order_date |</text:p>
      <text:p text:style-name="P1">+---------+------+------------+</text:p>
      <text:p text:style-name="P1">| <text:s text:c="6"/>1 | <text:s text:c="3"/>1 | 2021-08-12 |</text:p>
      <text:p text:style-name="P1">| <text:s text:c="6"/>2 | <text:s text:c="3"/>2 | 2021-05-14 |</text:p>
      <text:p text:style-name="P1">| <text:s text:c="6"/>3 | <text:s text:c="3"/>3 | 2020-05-14 |</text:p>
      <text:p text:style-name="P1">+---------+------+------------+</text:p>
      <text:p text:style-name="P1">3 rows in set (0.000 sec)</text:p>
      <text:p text:style-name="P1"/>
      <text:p text:style-name="P1">MariaDB [terminal_data]&gt; select orders.orderId, customers.customerName, orders.order_date from orders inner join customers on orders.c_id=customers.customerID;</text:p>
      <text:p text:style-name="P1">+---------+--------------+------------+</text:p>
      <text:p text:style-name="P1">| orderId | customerName | order_date |</text:p>
      <text:p text:style-name="P1">+---------+--------------+------------+</text:p>
      <text:p text:style-name="P1">| <text:s text:c="6"/>1 | anjani <text:s text:c="6"/>| 2021-08-12 |</text:p>
      <text:p text:style-name="P1">| <text:s text:c="6"/>2 | nisha <text:s text:c="7"/>| 2021-05-14 |</text:p>
      <text:p text:style-name="P1">| <text:s text:c="6"/>3 | rishi <text:s text:c="7"/>| 2020-05-14 |</text:p>
      <text:p text:style-name="P1">+---------+--------------+------------+</text:p>
      <text:p text:style-name="P1">3 rows in set (0.001 sec)</text:p>
      <text:p text:style-name="P1"/>
      <text:p text:style-name="P1">MariaDB [terminal_data]&gt; select customers.customerName, orders.orderId</text:p>
      <text:p text:style-name="P1"><text:s text:c="4"/>-&gt; from customers</text:p>
      <text:p text:style-name="P1"><text:s text:c="4"/>-&gt; left join orders on customers.customerID=orders.c_id</text:p>
      <text:p text:style-name="P1"><text:s text:c="4"/>-&gt; order by customers.customerName;</text:p>
      <text:p text:style-name="P1">+--------------+---------+</text:p>
      <text:p text:style-name="P1">| customerName | orderId |</text:p>
      <text:p text:style-name="P1">+--------------+---------+</text:p>
      <text:p text:style-name="P1">| anjani <text:s text:c="6"/>| <text:s text:c="6"/>1 |</text:p>
      <text:p text:style-name="P1">| nisha <text:s text:c="7"/>| <text:s text:c="6"/>2 |</text:p>
      <text:p text:style-name="P1">| rishi <text:s text:c="7"/>| <text:s text:c="6"/>3 |</text:p>
      <text:p text:style-name="P1">+--------------+---------+</text:p>
      <text:p text:style-name="P1">3 rows in set (0.000 sec)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ariaDB [terminal_data]&gt; select orders.orderId, customers.customerName from orders right join customers on orders.c_id=customers.customerID order by orders.orderID;</text:p>
      <text:p text:style-name="P1">+---------+--------------+</text:p>
      <text:p text:style-name="P1">| orderId | customerName |</text:p>
      <text:p text:style-name="P1">+---------+--------------+</text:p>
      <text:p text:style-name="P1">| <text:s text:c="6"/>1 | anjani <text:s text:c="6"/>|</text:p>
      <text:p text:style-name="P1">| <text:s text:c="6"/>2 | nisha <text:s text:c="7"/>|</text:p>
      <text:p text:style-name="P1">| <text:s text:c="6"/>3 | rishi <text:s text:c="7"/>|</text:p>
      <text:p text:style-name="P1">+---------+--------------+</text:p>
      <text:p text:style-name="P1">3 rows in set (0.001 sec)</text:p>
      <text:p text:style-name="P1"/>
      <text:p text:style-name="P1">MariaDB [terminal_data]&gt; select customers.customerName, orders.orderId</text:p>
      <text:p text:style-name="P1"><text:s text:c="4"/>-&gt; from customers</text:p>
      <text:p text:style-name="P1"><text:s text:c="4"/>-&gt; cross join orders;</text:p>
      <text:p text:style-name="P1">+--------------+---------+</text:p>
      <text:p text:style-name="P1">| customerName | orderId |</text:p>
      <text:p text:style-name="P1">+--------------+---------+</text:p>
      <text:p text:style-name="P1">| anjani <text:s text:c="6"/>| <text:s text:c="6"/>1 |</text:p>
      <text:p text:style-name="P1">| nisha <text:s text:c="7"/>| <text:s text:c="6"/>1 |</text:p>
      <text:p text:style-name="P1">| rishi <text:s text:c="7"/>| <text:s text:c="6"/>1 |</text:p>
      <text:p text:style-name="P1">| anjani <text:s text:c="6"/>| <text:s text:c="6"/>2 |</text:p>
      <text:p text:style-name="P1">| nisha <text:s text:c="7"/>| <text:s text:c="6"/>2 |</text:p>
      <text:p text:style-name="P1">| rishi <text:s text:c="7"/>| <text:s text:c="6"/>2 |</text:p>
      <text:p text:style-name="P1">| anjani <text:s text:c="6"/>| <text:s text:c="6"/>3 |</text:p>
      <text:p text:style-name="P1">| nisha <text:s text:c="7"/>| <text:s text:c="6"/>3 |</text:p>
      <text:p text:style-name="P1">| rishi <text:s text:c="7"/>| <text:s text:c="6"/>3 |</text:p>
      <text:p text:style-name="P1">+--------------+---------+</text:p>
      <text:p text:style-name="P1">9 rows in set (0.001 sec)</text:p>
      <text:p text:style-name="P1"/>
      <text:p text:style-name="P1">MariaDB [terminal_data]&gt; select A.customerName as customername1, B.customerName as customername2, A.City </text:p>
      <text:p text:style-name="P1"><text:s text:c="4"/>-&gt; from customers A, customers B</text:p>
      <text:p text:style-name="P1"><text:s text:c="4"/>-&gt; where A.customerID &lt;&gt; B.customerID</text:p>
      <text:p text:style-name="P1"><text:s text:c="4"/>-&gt; and A.City = B.City</text:p>
      <text:p text:style-name="P1"><text:s text:c="4"/>-&gt; order by A.City;</text:p>
      <text:p text:style-name="P1">Empty set (0.001 sec)</text:p>
      <text:p text:style-name="P1"/>
      <text:p text:style-name="P1">MariaDB [terminal_data]&gt; select City from customers union select c_id from orders;</text:p>
      <text:p text:style-name="P1">+-----------+</text:p>
      <text:p text:style-name="P1">| City <text:s text:c="5"/>|</text:p>
      <text:p text:style-name="P1">+-----------+</text:p>
      <text:p text:style-name="P1">| ahmedabad |</text:p>
      <text:p text:style-name="P1">| helsinki <text:s/>|</text:p>
      <text:p text:style-name="P1">| walla <text:s text:c="4"/>|</text:p>
      <text:p text:style-name="P1">| 1 <text:s text:c="8"/>|</text:p>
      <text:p text:style-name="P1">| 2 <text:s text:c="8"/>|</text:p>
      <text:p text:style-name="P1">| 3 <text:s text:c="8"/>|</text:p>
      <text:p text:style-name="P1">+-----------+</text:p>
      <text:p text:style-name="P1">6 rows in set (0.001 sec)</text:p>
      <text:p text:style-name="P3"/>
      <text:p text:style-name="P1"><text:soft-page-break/>MariaDB [terminal_data]&gt; insert into customers(customerName,contactNumber,Address,City,PinCode,Country,Salary) values('rajvi','8888888888', 'swamibapa','ahmedabad','380024','india','22000');</text:p>
      <text:p text:style-name="P1">Query OK, 1 row affected (0.003 sec)</text:p>
      <text:p text:style-name="P1"/>
      <text:p text:style-name="P1">MariaDB [terminal_data]&gt; select * from customers;</text:p>
      <text:p text:style-name="P1">+------------+--------------+---------------+---------------------+-----------+---------+---------+--------+</text:p>
      <text:p text:style-name="P1">| customerID | customerName | contactNumber | Address <text:s text:c="12"/>| City <text:s text:c="5"/>| PinCode | Country | salary |</text:p>
      <text:p text:style-name="P1">+------------+--------------+---------------+---------------------+-----------+---------+---------+--------+</text:p>
      <text:p text:style-name="P1">| <text:s text:c="9"/>1 | anjani <text:s text:c="6"/>| <text:s text:c="3"/>8488057116 | 12 swamibapa <text:s text:c="7"/>| ahmedabad | <text:s/>380024 | india <text:s text:c="2"/>| <text:s/>20000 |</text:p>
      <text:p text:style-name="P1">| <text:s text:c="9"/>2 | nisha <text:s text:c="7"/>| <text:s text:c="3"/>8488057886 | matti keskuskatu 45 | helsinki <text:s/>| <text:s text:c="2"/>21240 | finland | <text:s/>30000 |</text:p>
      <text:p text:style-name="P1">| <text:s text:c="9"/>3 | rishi <text:s text:c="7"/>| <text:s text:c="3"/>8488227886 | ul filtrowa 68 <text:s text:c="5"/>| walla <text:s text:c="4"/>| <text:s text:c="3"/>1022 | poland <text:s/>| <text:s/>25000 |</text:p>
      <text:p text:style-name="P1">| <text:s text:c="9"/>5 | rajvi <text:s text:c="7"/>| <text:s text:c="3"/>8888888888 | swamibapa <text:s text:c="10"/>| ahmedabad | <text:s/>380024 | india <text:s text:c="2"/>| <text:s/>22000 |</text:p>
      <text:p text:style-name="P1">+------------+--------------+---------------+---------------------+-----------+---------+---------+--------+</text:p>
      <text:p text:style-name="P1">4 rows in set (0.001 sec)</text:p>
      <text:p text:style-name="P1"/>
      <text:p text:style-name="P1">MariaDB [terminal_data]&gt; select count(customerID), Country</text:p>
      <text:p text:style-name="P1"><text:s text:c="4"/>-&gt; from customers</text:p>
      <text:p text:style-name="P1"><text:s text:c="4"/>-&gt; group by country;</text:p>
      <text:p text:style-name="P1">+-------------------+---------+</text:p>
      <text:p text:style-name="P1">| count(customerID) | Country |</text:p>
      <text:p text:style-name="P1">+-------------------+---------+</text:p>
      <text:p text:style-name="P1">| <text:s text:c="16"/>1 | finland |</text:p>
      <text:p text:style-name="P1">| <text:s text:c="16"/>2 | india <text:s text:c="2"/>|</text:p>
      <text:p text:style-name="P1">| <text:s text:c="16"/>1 | poland <text:s/>|</text:p>
      <text:p text:style-name="P1">+-------------------+---------+</text:p>
      <text:p text:style-name="P1">3 rows in set (0.001 sec)</text:p>
      <text:p text:style-name="P1"/>
      <text:p text:style-name="P1">MariaDB [terminal_data]&gt; select a.customerName as customername1, b.customerName as customername2, a.City</text:p>
      <text:p text:style-name="P1"><text:s text:c="4"/>-&gt; from customers a,customers b</text:p>
      <text:p text:style-name="P1"><text:s text:c="4"/>-&gt; where a.customerID &lt;&gt; b.customerID</text:p>
      <text:p text:style-name="P1"><text:s text:c="4"/>-&gt; and a.City = b.City</text:p>
      <text:p text:style-name="P1"><text:s text:c="4"/>-&gt; order by a.city;</text:p>
      <text:p text:style-name="P1">+---------------+---------------+-----------+</text:p>
      <text:p text:style-name="P1">| customername1 | customername2 | City <text:s text:c="5"/>|</text:p>
      <text:p text:style-name="P1">+---------------+---------------+-----------+</text:p>
      <text:p text:style-name="P1">| rajvi <text:s text:c="8"/>| anjani <text:s text:c="7"/>| ahmedabad |</text:p>
      <text:p text:style-name="P1">| anjani <text:s text:c="7"/>| rajvi <text:s text:c="8"/>| ahmedabad |</text:p>
      <text:p text:style-name="P1">+---------------+---------------+-----------+</text:p>
      <text:p text:style-name="P1">2 rows in set (0.003 sec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MariaDB [terminal_data]&gt; select customers.customerName, count(orders.orderId) as numberoforders from orders left join customers on orders.c_id=customers.customerID group by customerName;</text:p>
      <text:p text:style-name="P3">+--------------+----------------+</text:p>
      <text:p text:style-name="P3">| customerName | numberoforders |</text:p>
      <text:p text:style-name="P3">+--------------+----------------+</text:p>
      <text:p text:style-name="P3">| anjani <text:s text:c="6"/>| <text:s text:c="13"/>1 |</text:p>
      <text:p text:style-name="P3">| nisha <text:s text:c="7"/>| <text:s text:c="13"/>1 |</text:p>
      <text:p text:style-name="P3">| rishi <text:s text:c="7"/>| <text:s text:c="13"/>1 |</text:p>
      <text:p text:style-name="P3">+--------------+----------------+</text:p>
      <text:p text:style-name="P3">3 rows in set (0.001 sec)</text:p>
      <text:p text:style-name="P3"/>
      <text:p text:style-name="P3">MariaDB [terminal_data]&gt; select count(customerID), Country</text:p>
      <text:p text:style-name="P3"><text:s text:c="4"/>-&gt; from customers</text:p>
      <text:p text:style-name="P3"><text:s text:c="4"/>-&gt; group by Country</text:p>
      <text:p text:style-name="P3"><text:s text:c="4"/>-&gt; having count(customerID)&gt;1;</text:p>
      <text:p text:style-name="P3">+-------------------+---------+</text:p>
      <text:p text:style-name="P3">| count(customerID) | Country |</text:p>
      <text:p text:style-name="P3">+-------------------+---------+</text:p>
      <text:p text:style-name="P3">| <text:s text:c="16"/>2 | india <text:s text:c="2"/>|</text:p>
      <text:p text:style-name="P3">+-------------------+---------+</text:p>
      <text:p text:style-name="P3">1 row in set (0.001 sec)</text:p>
      <text:p text:style-name="P3"/>
      <text:p text:style-name="P3"/>
      <text:p text:style-name="P3">MariaDB [terminal_data]&gt; select customerName from customers where exists (select order_date from orders where orders.c_id=customers.customerID and salary &gt;18000);</text:p>
      <text:p text:style-name="P3">+--------------+</text:p>
      <text:p text:style-name="P3">| customerName |</text:p>
      <text:p text:style-name="P3">+--------------+</text:p>
      <text:p text:style-name="P3">| anjani <text:s text:c="6"/>|</text:p>
      <text:p text:style-name="P3">| nisha <text:s text:c="7"/>|</text:p>
      <text:p text:style-name="P3">| rishi <text:s text:c="7"/>|</text:p>
      <text:p text:style-name="P3">+--------------+</text:p>
      <text:p text:style-name="P3">3 rows in set (0.002 sec)</text:p>
      <text:p text:style-name="P3"/>
      <text:p text:style-name="P3">MariaDB [terminal_data]&gt; select customerName from customers where customerID = any (select c_id from orders);</text:p>
      <text:p text:style-name="P3">+--------------+</text:p>
      <text:p text:style-name="P3">| customerName |</text:p>
      <text:p text:style-name="P3">+--------------+</text:p>
      <text:p text:style-name="P3">| anjani <text:s text:c="6"/>|</text:p>
      <text:p text:style-name="P3">| nisha <text:s text:c="7"/>|</text:p>
      <text:p text:style-name="P3">| rishi <text:s text:c="7"/>|</text:p>
      <text:p text:style-name="P3">+--------------+</text:p>
      <text:p text:style-name="P3">3 rows in set (0.001 sec)</text:p>
      <text:p text:style-name="P3"/>
      <text:p text:style-name="P3">MariaDB [terminal_data]&gt; select all customerName from customers where true;</text:p>
      <text:p text:style-name="P3">+--------------+</text:p>
      <text:p text:style-name="P3">| customerName |</text:p>
      <text:p text:style-name="P3">+--------------+</text:p>
      <text:p text:style-name="P3">| anjani <text:s text:c="6"/>|</text:p>
      <text:p text:style-name="P3">| nisha <text:s text:c="7"/>|</text:p>
      <text:p text:style-name="P3"><text:soft-page-break/>| rishi <text:s text:c="7"/>|</text:p>
      <text:p text:style-name="P3">| rajvi <text:s text:c="7"/>|</text:p>
      <text:p text:style-name="P3">+--------------+</text:p>
      <text:p text:style-name="P3">4 rows in set (0.001 sec)</text:p>
      <text:p text:style-name="P3"/>
      <text:p text:style-name="P3">MariaDB [terminal_data]&gt; select customerName from customers</text:p>
      <text:p text:style-name="P3"><text:s text:c="4"/>-&gt; where customerID=all (select c_id from orders);</text:p>
      <text:p text:style-name="P3">Empty set (0.001 sec)</text:p>
      <text:p text:style-name="P3"/>
      <text:p text:style-name="P3">MariaDB [terminal_data]&gt; select customerName from customers where customerID=all (select c_id from orders where orderId=1);</text:p>
      <text:p text:style-name="P3">+--------------+</text:p>
      <text:p text:style-name="P3">| customerName |</text:p>
      <text:p text:style-name="P3">+--------------+</text:p>
      <text:p text:style-name="P3">| anjani <text:s text:c="6"/>|</text:p>
      <text:p text:style-name="P3">+--------------+</text:p>
      <text:p text:style-name="P3">1 row in set (0.001 sec)</text:p>
      <text:p text:style-name="P3"/>
      <text:p text:style-name="P3">MariaDB [terminal_data]&gt; insert into student(s_name,s_email,s_pwd) select customerName,contactNumber,city from customers;</text:p>
      <text:p text:style-name="P3">Query OK, 4 rows affected (0.004 sec)</text:p>
      <text:p text:style-name="P3">Records: 4 <text:s/>Duplicates: 0 <text:s/>Warnings: 0</text:p>
      <text:p text:style-name="P3"/>
      <text:p text:style-name="P3">MariaDB [terminal_data]&gt; select * from student;</text:p>
      <text:p text:style-name="P3">+------+--------+------------------+-----------+</text:p>
      <text:p text:style-name="P3">| s_id | s_name | s_email <text:s text:c="9"/>| s_pwd <text:s text:c="4"/>|</text:p>
      <text:p text:style-name="P3">+------+--------+------------------+-----------+</text:p>
      <text:p text:style-name="P3">| <text:s text:c="3"/>1 | anjani | anjani@gmail.com | 123 <text:s text:c="6"/>|</text:p>
      <text:p text:style-name="P3">| <text:s text:c="3"/>2 | rakhi <text:s/>| rakhi@gmail.com <text:s/>| 456 <text:s text:c="6"/>|</text:p>
      <text:p text:style-name="P3">| <text:s text:c="3"/>3 | anjani | 8488057116 <text:s text:c="6"/>| ahmedabad |</text:p>
      <text:p text:style-name="P3">| <text:s text:c="3"/>4 | nisha <text:s/>| 8488057886 <text:s text:c="6"/>| helsinki <text:s/>|</text:p>
      <text:p text:style-name="P3">| <text:s text:c="3"/>5 | rishi <text:s/>| 8488227886 <text:s text:c="6"/>| walla <text:s text:c="4"/>|</text:p>
      <text:p text:style-name="P3">| <text:s text:c="3"/>6 | rajvi <text:s/>| 8888888888 <text:s text:c="6"/>| ahmedabad |</text:p>
      <text:p text:style-name="P3">+------+--------+------------------+-----------+</text:p>
      <text:p text:style-name="P3">6 rows in set (0.000 sec)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6:08:43.574830712</meta:creation-date>
    <dc:date>2021-11-16T11:03:16.664306540</dc:date>
    <meta:editing-duration>PT2H31M45S</meta:editing-duration>
    <meta:editing-cycles>45</meta:editing-cycles>
    <meta:generator>LibreOffice/6.0.7.3$Linux_X86_64 LibreOffice_project/00m0$Build-3</meta:generator>
    <meta:document-statistic meta:table-count="0" meta:image-count="0" meta:object-count="0" meta:page-count="14" meta:paragraph-count="574" meta:word-count="4112" meta:character-count="30630" meta:non-whitespace-character-count="24829"/>
  </office:meta>
</office:document-meta>
</file>